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center" style:justify-single-word="false"/>
      <style:text-properties style:font-name="Trebuchet MS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22pt" style:font-size-asian="22pt" style:font-size-complex="22pt"/>
    </style:style>
    <style:style style:name="P4" style:family="paragraph" style:parent-style-name="Standard">
      <style:text-properties style:font-name="Trebuchet MS" fo:font-weight="bold" style:font-weight-asian="bold" style:font-weight-complex="bold"/>
    </style:style>
    <style:style style:name="P5" style:family="paragraph" style:parent-style-name="Standard">
      <style:text-properties style:font-name="Trebuchet MS" style:text-underline-style="solid" style:text-underline-width="auto" style:text-underline-color="font-color"/>
    </style:style>
    <style:style style:name="P6" style:family="paragraph" style:parent-style-name="Standard">
      <style:text-properties style:font-name="Trebuchet MS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font-name="Trebuchet MS"/>
    </style:style>
    <style:style style:name="T1" style:family="text">
      <style:text-properties fo:color="#2a00ff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2" style:family="text">
      <style:text-properties fo:color="#2a00ff" fo:font-size="12pt" style:font-name-asian="Courier New" style:font-size-asian="12pt" style:font-name-complex="Courier New" style:font-size-complex="12pt"/>
    </style:style>
    <style:style style:name="T3" style:family="text">
      <style:text-properties fo:color="#000000" fo:font-size="10pt" style:font-name-asian="Courier New" style:font-size-asian="10pt" style:font-name-complex="Courier New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3">jFastCGI, version 1.1 : Quick installation guide</text:p>
      <text:p text:style-name="P1"/>
      <text:p text:style-name="P1"/>
      <text:p text:style-name="P1"/>
      <text:p text:style-name="P1"/>
      <text:p text:style-name="P6">Installing the library : </text:p>
      <text:p text:style-name="P1"/>
      <text:p text:style-name="P1">Copy jFastCGI-1.1.jar to the /WEB-INF/lib directory of your web project.</text:p>
      <text:p text:style-name="P1"/>
      <text:p text:style-name="P1">You also need to have commons-logging.jar in your application's classpath.</text:p>
      <text:p text:style-name="P5"/>
      <text:p text:style-name="P6">Configure your web.xml </text:p>
      <text:p text:style-name="P1"/>
      <text:p text:style-name="P1">You have to add a servlet declaration in your web.xml.</text:p>
      <text:p text:style-name="P1"/>
      <text:p text:style-name="P1">&lt;servlet&gt;</text:p>
      <text:p text:style-name="P1"><text:tab/>&lt;servlet-name&gt;FastCGI&lt;/servlet-name&gt;</text:p>
      <text:p text:style-name="P1"><text:tab/>&lt;servlet-class&gt;net.jr.fastcgi.FastCGIServlet&lt;/servlet-class&gt;</text:p>
      <text:p text:style-name="P1"><text:tab/>&lt;init-param&gt;</text:p>
      <text:p text:style-name="P1"><text:tab/><text:tab/><text:span text:style-name="T4">&lt;param-name&gt;</text:span><text:span text:style-name="T1">server-address</text:span><text:span text:style-name="T4">&lt;/param-name&gt;</text:span></text:p>
      <text:p text:style-name="P4"><text:tab/><text:tab/>&lt;param-value&gt;<text:span text:style-name="T5">localhost:6666</text:span>&lt;/param-value&gt;</text:p>
      <text:p text:style-name="P1"><text:tab/>&lt;/init-param&gt;</text:p>
      <text:p text:style-name="P1">&lt;/servlet&gt;</text:p>
      <text:p text:style-name="P1"/>
      <text:p text:style-name="P1">&lt;servlet-mapping&gt;</text:p>
      <text:p text:style-name="P1"><text:tab/>&lt;servlet-name&gt;FastCGI&lt;/servlet-name&gt;</text:p>
      <text:p text:style-name="P1"><text:tab/>&lt;url-pattern&gt;*.php&lt;/url-pattern&gt;</text:p>
      <text:p text:style-name="P1">&lt;/servlet-mapping&gt;</text:p>
      <text:p text:style-name="P1"/>
      <text:p text:style-name="P6">Start you fastCGI program :</text:p>
      <text:p text:style-name="P1"/>
      <text:p text:style-name="P1">Here is an example under Windows using the php.exe from the WampServer project : You have to type in this command :</text:p>
      <text:p text:style-name="P1"/>
      <text:p text:style-name="P1">c:\wamp\bin\php\php5.2.6&gt;<text:span text:style-name="T4">php-cgi.exe -b6666</text:span></text:p>
      <text:p text:style-name="P1"/>
      <text:p text:style-name="P1">Here we are, the .php files you put in the web project will be interpreted remotely :)</text:p>
      <text:p text:style-name="P1"/>
      <text:p text:style-name="P6">Optional feature : specifying the server process</text:p>
      <text:p text:style-name="P1"/>
      <text:p text:style-name="P1">You may specify the executable you launch within the servlet definition, The lifecycle of the process is then <text:s/>the same as the servlet :</text:p>
      <text:p text:style-name="P1"/>
      <text:p text:style-name="P1"/>
      <text:p text:style-name="P1">&lt;servlet&gt;</text:p>
      <text:p text:style-name="P1"><text:tab/>&lt;servlet-name&gt;FastCGI&lt;/servlet-name&gt;</text:p>
      <text:p text:style-name="P1"><text:tab/>&lt;servlet-class&gt;net.jr.fastcgi.FastCGIServlet&lt;/servlet-class&gt;</text:p>
      <text:p text:style-name="P1"><text:soft-page-break/><text:tab/>&lt;init-param&gt;</text:p>
      <text:p text:style-name="P1"><text:tab/><text:tab/>&lt;param-name&gt;<text:span text:style-name="T2">server-address</text:span>&lt;/param-name&gt;</text:p>
      <text:p text:style-name="P1"><text:tab/><text:tab/>&lt;param-value&gt;localhost:6666&lt;/param-value&gt;</text:p>
      <text:p text:style-name="P1"><text:tab/>&lt;/init-param&gt;</text:p>
      <text:p text:style-name="P1"><text:tab/>&lt;init-param&gt;</text:p>
      <text:p text:style-name="P1"><text:tab/><text:tab/><text:span text:style-name="T4">&lt;param-name&gt;</text:span><text:span text:style-name="T1">start-executable</text:span><text:span text:style-name="T4">&lt;/param-name&gt;</text:span></text:p>
      <text:p text:style-name="P4"><text:tab/><text:tab/>&lt;param-value&gt;<text:span text:style-name="T5">c:/wamp/bin/php/php5.2.6/php-cgi.exe -b6666</text:span>&lt;/param-value&gt;</text:p>
      <text:p text:style-name="P1"><text:tab/>&lt;/init-param&gt;</text:p>
      <text:p text:style-name="P1">&lt;/servlet&gt;</text:p>
      <text:p text:style-name="P1"/>
      <text:p text:style-name="P6">Portlet support</text:p>
      <text:p text:style-name="P1"/>
      <text:p text:style-name="P1">The portlet support is experimental, the porlet class is <text:span text:style-name="T3">net.jr.fastcgi.FastCGIPortlet</text:span></text:p>
      <text:p text:style-name="P1"/>
      <text:p text:style-name="P1">Have a look at the source code for details. It is accessible from SVN :</text:p>
      <text:p text:style-name="P1"/>
      <text:p text:style-name="P1">svn co https://jfastgci.svn.sourceforge.net/svnroot/jfastcgi/</text:p>
      <text:p text:style-name="P1"/>
      <text:p text:style-name="P6">Future improvements</text:p>
      <text:p text:style-name="P1"/>
      <text:p text:style-name="P1">- allow executable pooling, so several FastGCI servers may be used, allowing clustering and load-balancing featu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ulien Rialland</meta:initial-creator>
    <meta:creation-date>2009-04-11T15:35:43.13</meta:creation-date>
    <dc:date>2009-04-14T23:16:04.84</dc:date>
    <dc:creator>Julien Rialland</dc:creator>
    <meta:editing-duration>PT00H09M37S</meta:editing-duration>
    <meta:editing-cycles>4</meta:editing-cycles>
    <meta:generator>OpenOffice.org/3.0$Win32 OpenOffice.org_project/300m9$Build-9358</meta:generator>
    <meta:document-statistic meta:table-count="0" meta:image-count="0" meta:object-count="0" meta:page-count="2" meta:paragraph-count="42" meta:word-count="194" meta:character-count="1822"/>
    <meta:user-defined meta:name="Info 1"/>
    <meta:user-defined meta:name="Info 2"/>
    <meta:user-defined meta:name="Info 3"/>
    <meta:user-defined meta:name="Info 4"/>
  </office:meta>
</office:document-meta>
</file>